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OpenSymbol1" svg:font-family="OpenSymbol"/>
    <style:font-face style:name="Calibri" svg:font-family="Calibri" style:font-pitch="variable"/>
    <style:font-face style:name="FreeSans2" svg:font-family="FreeSans" style:font-pitch="variable"/>
    <style:font-face style:name="FreeSerif1" svg:font-family="FreeSerif" style:font-pitch="variable"/>
    <style:font-face style:name="OpenSymbol" svg:font-family="OpenSymbol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1467e" draw:fill-color="#a1467e" draw:textarea-horizontal-align="justify" draw:textarea-vertical-align="middle" draw:auto-grow-height="false" fo:min-height="1.587cm" fo:min-width="17.044cm"/>
    </style:style>
    <style:style style:name="gr2" style:family="graphic" style:parent-style-name="standard">
      <style:graphic-properties svg:stroke-color="#a1467e" draw:fill-color="#a1467e" draw:textarea-horizontal-align="justify" draw:textarea-vertical-align="middle" draw:auto-grow-height="false" fo:min-height="2.858cm" fo:min-width="17.045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1.587cm" fo:min-width="17.044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2.54cm" fo:min-width="17.044cm"/>
    </style:style>
    <style:style style:name="gr5" style:family="graphic" style:parent-style-name="standard">
      <style:graphic-properties svg:stroke-color="#729fcf" draw:textarea-horizontal-align="justify" draw:textarea-vertical-align="middle" draw:auto-grow-height="false" fo:min-height="0.635cm" fo:min-width="17.145cm"/>
    </style:style>
    <style:style style:name="gr6" style:family="graphic" style:parent-style-name="standard">
      <style:graphic-properties svg:stroke-color="#a1467e" draw:fill-color="#a1467e" draw:textarea-horizontal-align="justify" draw:textarea-vertical-align="middle" draw:auto-grow-height="false" fo:min-height="0.635cm" fo:min-width="17.144cm"/>
    </style:style>
    <style:style style:name="gr7" style:family="graphic" style:parent-style-name="standard">
      <style:graphic-properties svg:stroke-color="#729fcf" draw:textarea-horizontal-align="justify" draw:textarea-vertical-align="middle" draw:auto-grow-height="false" fo:min-height="1.47cm" fo:min-width="17.04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05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54cm"/>
      <style:paragraph-properties style:writing-mode="lr-tb"/>
    </style:style>
    <style:style style:name="P1" style:family="paragraph">
      <loext:graphic-properties draw:fill-color="#a1467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loext:opacity="100%" style:font-name="Calibri1" fo:font-size="18pt" style:font-size-asian="18pt" style:font-name-complex="Calibri1" style:font-size-complex="18pt"/>
    </style:style>
    <style:style style:name="T2" style:family="text">
      <style:text-properties fo:color="#000000" loext:opacity="100%" style:font-name="Calibri1" fo:font-size="14pt" style:font-size-asian="14pt" style:font-name-complex="Calibri1" style:font-size-complex="14pt"/>
    </style:style>
    <style:style style:name="T3" style:family="text">
      <style:text-properties fo:color="#000000" loext:opacity="100%" style:font-name="OpenSymbol1" fo:font-size="12pt" style:font-size-asian="12pt" style:font-name-complex="OpenSymbol1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7.044cm" svg:height="1.587cm" svg:x="2.001cm" svg:y="15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044cm" svg:height="1.587cm" svg:x="2.001cm" svg:y="17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45cm" svg:height="2.858cm" svg:x="2cm" svg:y="8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044cm" svg:height="1.587cm" svg:x="2.001cm" svg:y="13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044cm" svg:height="2.54cm" svg:x="2.001cm" svg:y="10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7.145cm" svg:height="0.635cm" svg:x="2.217cm" svg:y="21.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144cm" svg:height="0.635cm" svg:x="2.218cm" svg:y="20.4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7.044cm" svg:height="1.47cm" svg:x="2.001cm" svg:y="16.40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975cm" svg:height="0.7cm" svg:x="9.564cm" svg:y="2.889cm">
          <draw:text-box>
            <text:p text:style-name="P3"><text:span text:style-name="T1">Doping</text:span></text:p>
          </draw:text-box>
        </draw:frame>
        <draw:frame draw:style-name="gr9" draw:text-style-name="P5" draw:layer="layout" svg:width="6.31cm" svg:height="0.543cm" svg:x="2.004cm" svg:y="4.258cm">
          <draw:text-box>
            <text:p text:style-name="P3"><text:span text:style-name="T2">Wirkungen von Dopingmitteln</text:span></text:p>
          </draw:text-box>
        </draw:frame>
        <draw:frame draw:style-name="gr9" draw:text-style-name="P5" draw:layer="layout" svg:width="2.208cm" svg:height="0.543cm" svg:x="2.004cm" svg:y="5.465cm">
          <draw:text-box>
            <text:p text:style-name="P3"><text:span text:style-name="T2">Aufgaben:</text:span></text:p>
          </draw:text-box>
        </draw:frame>
        <draw:line draw:style-name="gr10" draw:text-style-name="P6" draw:layer="layout" svg:x1="1.991cm" svg:y1="7.247cm" svg:x2="19.023cm" svg:y2="7.247cm">
          <text:p/>
        </draw:line>
        <draw:line draw:style-name="gr10" draw:text-style-name="P6" draw:layer="layout" svg:x1="1.991cm" svg:y1="8.062cm" svg:x2="19.023cm" svg:y2="8.062cm">
          <text:p/>
        </draw:line>
        <draw:line draw:style-name="gr10" draw:text-style-name="P6" draw:layer="layout" svg:x1="1.991cm" svg:y1="9.48cm" svg:x2="19.023cm" svg:y2="9.48cm">
          <text:p/>
        </draw:line>
        <draw:line draw:style-name="gr10" draw:text-style-name="P6" draw:layer="layout" svg:x1="1.991cm" svg:y1="10.899cm" svg:x2="19.023cm" svg:y2="10.899cm">
          <text:p/>
        </draw:line>
        <draw:line draw:style-name="gr10" draw:text-style-name="P6" draw:layer="layout" svg:x1="2.013cm" svg:y1="13.43cm" svg:x2="19.045cm" svg:y2="13.43cm">
          <text:p/>
        </draw:line>
        <draw:line draw:style-name="gr10" draw:text-style-name="P6" draw:layer="layout" svg:x1="1.991cm" svg:y1="15.005cm" svg:x2="19.023cm" svg:y2="15.005cm">
          <text:p/>
        </draw:line>
        <draw:line draw:style-name="gr10" draw:text-style-name="P6" draw:layer="layout" svg:x1="1.991cm" svg:y1="16.423cm" svg:x2="19.023cm" svg:y2="16.423cm">
          <text:p/>
        </draw:line>
        <draw:line draw:style-name="gr10" draw:text-style-name="P6" draw:layer="layout" svg:x1="1.991cm" svg:y1="17.841cm" svg:x2="19.023cm" svg:y2="17.841cm">
          <text:p/>
        </draw:line>
        <draw:line draw:style-name="gr10" draw:text-style-name="P6" draw:layer="layout" svg:x1="2.013cm" svg:y1="19.462cm" svg:x2="19.045cm" svg:y2="19.462cm">
          <text:p/>
        </draw:line>
        <draw:line draw:style-name="gr10" draw:text-style-name="P6" draw:layer="layout" svg:x1="2cm" svg:y1="7.239cm" svg:x2="2cm" svg:y2="19.462cm">
          <text:p/>
        </draw:line>
        <draw:line draw:style-name="gr10" draw:text-style-name="P6" draw:layer="layout" svg:x1="6.896cm" svg:y1="7.239cm" svg:x2="6.896cm" svg:y2="19.462cm">
          <text:p/>
        </draw:line>
        <draw:line draw:style-name="gr10" draw:text-style-name="P6" draw:layer="layout" svg:x1="19.03cm" svg:y1="7.239cm" svg:x2="19.029cm" svg:y2="19.462cm">
          <text:p/>
        </draw:line>
        <draw:frame draw:style-name="gr9" draw:text-style-name="P5" draw:layer="layout" svg:width="8.138cm" svg:height="0.543cm" svg:x="2.004cm" svg:y="6.068cm">
          <draw:text-box>
            <text:p text:style-name="P3"><text:span text:style-name="T2">1) Füllen sie die folgende Tabelle aus!</text:span></text:p>
          </draw:text-box>
        </draw:frame>
        <draw:frame draw:style-name="gr9" draw:text-style-name="P5" draw:layer="layout" svg:width="2.694cm" svg:height="0.543cm" svg:x="2.103cm" svg:y="7.391cm">
          <draw:text-box>
            <text:p text:style-name="P3"><text:span text:style-name="T2">Dopingmittel</text:span></text:p>
          </draw:text-box>
        </draw:frame>
        <draw:frame draw:style-name="gr9" draw:text-style-name="P5" draw:layer="layout" svg:width="2.33cm" svg:height="0.543cm" svg:x="6.996cm" svg:y="7.391cm">
          <draw:text-box>
            <text:p text:style-name="P3"><text:span text:style-name="T2">Wirkungen</text:span></text:p>
          </draw:text-box>
        </draw:frame>
        <draw:frame draw:style-name="gr9" draw:text-style-name="P5" draw:layer="layout" svg:width="2.775cm" svg:height="0.543cm" svg:x="2.103cm" svg:y="8.206cm">
          <draw:text-box>
            <text:p text:style-name="P3"><text:span text:style-name="T2">Stimulanzien</text:span></text:p>
          </draw:text-box>
        </draw:frame>
        <draw:frame draw:style-name="gr9" draw:text-style-name="P5" draw:layer="layout" svg:width="2.089cm" svg:height="0.543cm" svg:x="2.103cm" svg:y="9.624cm">
          <draw:text-box>
            <text:p text:style-name="P3"><text:span text:style-name="T2">Narkotika</text:span></text:p>
          </draw:text-box>
        </draw:frame>
        <draw:frame draw:style-name="gr9" draw:text-style-name="P5" draw:layer="layout" svg:width="2.8cm" svg:height="0.543cm" svg:x="2.103cm" svg:y="11.042cm">
          <draw:text-box>
            <text:p text:style-name="P3"><text:span text:style-name="T2">Beta-Blocker</text:span></text:p>
          </draw:text-box>
        </draw:frame>
        <draw:frame draw:style-name="gr9" draw:text-style-name="P5" draw:layer="layout" svg:width="2.148cm" svg:height="0.543cm" svg:x="2.103cm" svg:y="13.73cm">
          <draw:text-box>
            <text:p text:style-name="P3"><text:span text:style-name="T2">Anabolika</text:span></text:p>
          </draw:text-box>
        </draw:frame>
        <draw:frame draw:style-name="gr9" draw:text-style-name="P5" draw:layer="layout" svg:width="1.928cm" svg:height="0.543cm" svg:x="2.103cm" svg:y="15.148cm">
          <draw:text-box>
            <text:p text:style-name="P3"><text:span text:style-name="T2">Diuretika</text:span></text:p>
          </draw:text-box>
        </draw:frame>
        <draw:frame draw:style-name="gr9" draw:text-style-name="P5" draw:layer="layout" svg:width="4.566cm" svg:height="0.543cm" svg:x="2.103cm" svg:y="16.566cm">
          <draw:text-box>
            <text:p text:style-name="P3"><text:span text:style-name="T2">W</text:span><text:span text:style-name="T2">a</text:span><text:span text:style-name="T2">c</text:span><text:span text:style-name="T2">h</text:span><text:span text:style-name="T2">s</text:span><text:span text:style-name="T2">t</text:span><text:span text:style-name="T2">u</text:span><text:span text:style-name="T2">m</text:span><text:span text:style-name="T2">s</text:span><text:span text:style-name="T2">h</text:span><text:span text:style-name="T2">o</text:span><text:span text:style-name="T2">r</text:span><text:span text:style-name="T2">m</text:span><text:span text:style-name="T2">o</text:span><text:span text:style-name="T2">n</text:span><text:span text:style-name="T2">e</text:span><text:span text:style-name="T2"> </text:span></text:p>
          </draw:text-box>
        </draw:frame>
        <draw:frame draw:style-name="gr9" draw:text-style-name="P5" draw:layer="layout" svg:width="3.609cm" svg:height="0.543cm" svg:x="2.103cm" svg:y="17.17cm">
          <draw:text-box>
            <text:p text:style-name="P3"><text:span text:style-name="T2">(Peptidhormone)</text:span></text:p>
          </draw:text-box>
        </draw:frame>
        <draw:frame draw:style-name="gr9" draw:text-style-name="P5" draw:layer="layout" svg:width="3.842cm" svg:height="0.543cm" svg:x="2.103cm" svg:y="17.985cm">
          <draw:text-box>
            <text:p text:style-name="P3"><text:span text:style-name="T2">Blutdoping / </text:span><text:span text:style-name="T2">EPO </text:span></text:p>
          </draw:text-box>
        </draw:frame>
        <draw:frame draw:style-name="gr9" draw:text-style-name="P5" draw:layer="layout" svg:width="8.723cm" svg:height="0.543cm" svg:x="2.004cm" svg:y="19.907cm">
          <draw:text-box>
            <text:p text:style-name="P3"><text:span text:style-name="T2">Dopingmittel kann man unterscheiden in </text:span></text:p>
          </draw:text-box>
        </draw:frame>
        <draw:frame draw:style-name="gr11" draw:text-style-name="P7" draw:layer="layout" svg:width="0.422cm" svg:height="0.422cm" svg:x="2.639cm" svg:y="20.662cm">
          <draw:text-box>
            <text:p text:style-name="P3"><text:span text:style-name="T3">•</text:span></text:p>
          </draw:text-box>
        </draw:frame>
        <draw:frame draw:style-name="gr9" draw:text-style-name="P5" draw:layer="layout" svg:width="15.957cm" svg:height="0.543cm" svg:x="3.274cm" svg:y="20.511cm">
          <draw:text-box>
            <text:p text:style-name="P3"><text:span text:style-name="T2">Mittel, die man kurz vor </text:span><text:span text:style-name="T2">oder während eines </text:span><text:span text:style-name="T2">Wettkampfes einnimmt und </text:span><text:span text:style-name="T2">in </text:span></text:p>
          </draw:text-box>
        </draw:frame>
        <draw:frame draw:style-name="gr11" draw:text-style-name="P7" draw:layer="layout" svg:width="0.422cm" svg:height="0.422cm" svg:x="2.639cm" svg:y="21.265cm">
          <draw:text-box>
            <text:p text:style-name="P3"><text:span text:style-name="T3">•</text:span></text:p>
          </draw:text-box>
        </draw:frame>
        <draw:frame draw:style-name="gr9" draw:text-style-name="P5" draw:layer="layout" svg:width="5.967cm" svg:height="0.543cm" svg:x="3.274cm" svg:y="21.114cm">
          <draw:text-box>
            <text:p text:style-name="P3"><text:span text:style-name="T2">Mittel, die langfristig wirken.</text:span></text:p>
          </draw:text-box>
        </draw:frame>
        <draw:frame draw:style-name="gr9" draw:text-style-name="P5" draw:layer="layout" svg:width="17.312cm" svg:height="0.543cm" svg:x="2.004cm" svg:y="22.32cm">
          <draw:text-box>
            <text:p text:style-name="P3"><text:span text:style-name="T2">2) Ordnen Sie die in der </text:span><text:span text:style-name="T2">Tabelle genannten </text:span><text:span text:style-name="T2">Dopingmittel den beiden </text:span><text:span text:style-name="T2">Gruppen zu.</text:span></text:p>
          </draw:text-box>
        </draw:frame>
        <draw:frame draw:style-name="gr9" draw:text-style-name="P5" draw:layer="layout" svg:width="8.172cm" svg:height="0.543cm" svg:x="2.004cm" svg:y="24.13cm">
          <draw:text-box>
            <text:p text:style-name="P3"><text:span text:style-name="T2">3) </text:span><text:span text:style-name="T2">Erläuter</text:span><text:span text:style-name="T2">n Sie </text:span><text:span text:style-name="T2">kurz: </text:span><text:span text:style-name="T2">Was ist </text:span><text:span text:style-name="T2">Doping?</text:span></text:p>
          </draw:text-box>
        </draw:frame>
        <draw:frame draw:style-name="gr12" draw:text-style-name="P8" draw:layer="layout" svg:width="11.747cm" svg:height="1.588cm" svg:x="6.98cm" svg:y="8.032cm">
          <draw:text-box>
            <text:p><text:span text:style-name="T4">+ psychoaktive Substanzen bezeichnet, die </text:span><text:span text:style-name="T4">anregend (stimulierend) auf den </text:span><text:span text:style-name="T4">Organismus wirken</text:span></text:p>
            <text:p><text:span text:style-name="T4">+ Erhöht/Beschleunigt/Verbessert die </text:span><text:span text:style-name="T4">Aktivität in Nerven</text:span></text:p>
          </draw:text-box>
        </draw:frame>
        <draw:frame draw:style-name="gr13" draw:text-style-name="P10" draw:layer="layout" svg:width="11.747cm" svg:height="1.561cm" svg:x="6.98cm" svg:y="9.52cm">
          <draw:text-box>
            <text:p text:style-name="P9"><text:span text:style-name="T4">+</text:span><text:span text:style-name="T4"> </text:span><text:span text:style-name="T4">W</text:span><text:span text:style-name="T4">i</text:span><text:span text:style-name="T4">r</text:span><text:span text:style-name="T4">d </text:span><text:span text:style-name="T4">z</text:span><text:span text:style-name="T4">u</text:span><text:span text:style-name="T4">r </text:span><text:span text:style-name="T4">E</text:span><text:span text:style-name="T4">r</text:span><text:span text:style-name="T4">z</text:span><text:span text:style-name="T4">e</text:span><text:span text:style-name="T4">u</text:span><text:span text:style-name="T4">g</text:span><text:span text:style-name="T4">u</text:span><text:span text:style-name="T4">n</text:span><text:span text:style-name="T4">g </text:span><text:span text:style-name="T4">e</text:span><text:span text:style-name="T4">i</text:span><text:span text:style-name="T4">n</text:span><text:span text:style-name="T4">e</text:span><text:span text:style-name="T4">r </text:span><text:span text:style-name="T4">A</text:span><text:span text:style-name="T4">n</text:span><text:span text:style-name="T4">ä</text:span><text:span text:style-name="T4">s</text:span><text:span text:style-name="T4">t</text:span><text:span text:style-name="T4">h</text:span><text:span text:style-name="T4">e</text:span><text:span text:style-name="T4">s</text:span><text:span text:style-name="T4">i</text:span><text:span text:style-name="T4">e </text:span><text:span text:style-name="T4">v</text:span><text:span text:style-name="T4">e</text:span><text:span text:style-name="T4">r</text:span><text:span text:style-name="T4">w</text:span><text:span text:style-name="T4">e</text:span><text:span text:style-name="T4">n</text:span><text:span text:style-name="T4">d</text:span><text:span text:style-name="T4">e</text:span><text:span text:style-name="T4">t</text:span></text:p>
            <text:p text:style-name="P9"><text:span text:style-name="T4">+</text:span><text:span text:style-name="T4"> </text:span><text:span text:style-name="T4">B</text:span><text:span text:style-name="T4">e</text:span><text:span text:style-name="T4">r</text:span><text:span text:style-name="T4">u</text:span><text:span text:style-name="T4">h</text:span><text:span text:style-name="T4">i</text:span><text:span text:style-name="T4">g</text:span><text:span text:style-name="T4">e</text:span><text:span text:style-name="T4">n </text:span><text:span text:style-name="T4">u</text:span><text:span text:style-name="T4">n</text:span><text:span text:style-name="T4">d </text:span><text:span text:style-name="T4">l</text:span><text:span text:style-name="T4">i</text:span><text:span text:style-name="T4">n</text:span><text:span text:style-name="T4">d</text:span><text:span text:style-name="T4">e</text:span><text:span text:style-name="T4">r</text:span><text:span text:style-name="T4">n </text:span><text:span text:style-name="T4">s</text:span><text:span text:style-name="T4">c</text:span><text:span text:style-name="T4">h</text:span><text:span text:style-name="T4">m</text:span><text:span text:style-name="T4">e</text:span><text:span text:style-name="T4">r</text:span><text:span text:style-name="T4">z</text:span></text:p>
            <text:p text:style-name="P9"><text:span text:style-name="T4"/></text:p>
            <text:p text:style-name="P9"><text:span text:style-name="T4"/></text:p>
          </draw:text-box>
        </draw:frame>
        <draw:frame draw:style-name="gr13" draw:text-style-name="P10" draw:layer="layout" svg:width="11.747cm" svg:height="2.341cm" svg:x="6.98cm" svg:y="10.989cm">
          <draw:text-box>
            <text:p text:style-name="P9"><text:span text:style-name="T4">+ Arzneistoffe, die sich im Körper mit β-Adrenozeptoren verbinden und diese blockieren</text:span></text:p>
            <text:p text:style-name="P9"><text:span text:style-name="T4">+ Hemmung der Wirkung von Adrenalin und Noradrenalin</text:span></text:p>
            <text:p text:style-name="P9"><text:span text:style-name="T4">+ Kann entsprächend konzentrationsstärkend genutzt werden</text:span></text:p>
            <text:p text:style-name="P9"><text:span text:style-name="T4"><text:s text:c="2"/></text:span><text:span text:style-name="T4">+ Hilft in Sportarten, welche hohe Konzentration und/oder präzise Bewegungen </text:span></text:p>
            <text:p text:style-name="P9"><text:span text:style-name="T4"><text:s text:c="5"/></text:span><text:span text:style-name="T4">erfordern</text:span></text:p>
          </draw:text-box>
        </draw:frame>
        <draw:frame draw:style-name="gr14" draw:text-style-name="P10" draw:layer="layout" svg:width="12.065cm" svg:height="1.587cm" svg:x="6.98cm" svg:y="13.43cm">
          <draw:text-box>
            <text:p text:style-name="P9"><text:span text:style-name="T4">+</text:span><text:span text:style-name="T4"> </text:span><text:span text:style-name="T4">f</text:span><text:span text:style-name="T4">ö</text:span><text:span text:style-name="T4">r</text:span><text:span text:style-name="T4">d</text:span><text:span text:style-name="T4">e</text:span><text:span text:style-name="T4">r</text:span><text:span text:style-name="T4">n </text:span><text:span text:style-name="T4">d</text:span><text:span text:style-name="T4">e</text:span><text:span text:style-name="T4">n </text:span><text:span text:style-name="T4">A</text:span><text:span text:style-name="T4">u</text:span><text:span text:style-name="T4">f</text:span><text:span text:style-name="T4">b</text:span><text:span text:style-name="T4">a</text:span><text:span text:style-name="T4">u </text:span><text:span text:style-name="T4">v</text:span><text:span text:style-name="T4">o</text:span><text:span text:style-name="T4">n </text:span><text:span text:style-name="T4">k</text:span><text:span text:style-name="T4">ö</text:span><text:span text:style-name="T4">r</text:span><text:span text:style-name="T4">p</text:span><text:span text:style-name="T4">e</text:span><text:span text:style-name="T4">r</text:span><text:span text:style-name="T4">e</text:span><text:span text:style-name="T4">i</text:span><text:span text:style-name="T4">g</text:span><text:span text:style-name="T4">e</text:span><text:span text:style-name="T4">n</text:span><text:span text:style-name="T4">e</text:span><text:span text:style-name="T4">m</text:span><text:span text:style-name="T4"> </text:span><text:span text:style-name="T4">G</text:span><text:span text:style-name="T4">e</text:span><text:span text:style-name="T4">w</text:span><text:span text:style-name="T4">e</text:span><text:span text:style-name="T4">b</text:span><text:span text:style-name="T4">e</text:span><text:span text:style-name="T4">, </text:span><text:span text:style-name="T4">d</text:span><text:span text:style-name="T4">u</text:span><text:span text:style-name="T4">r</text:span><text:span text:style-name="T4">c</text:span><text:span text:style-name="T4">h </text:span><text:span text:style-name="T4">e</text:span><text:span text:style-name="T4">i</text:span><text:span text:style-name="T4">n</text:span><text:span text:style-name="T4">e </text:span><text:span text:style-name="T4">v</text:span><text:span text:style-name="T4">e</text:span><text:span text:style-name="T4">r</text:span><text:span text:style-name="T4">s</text:span><text:span text:style-name="T4">t</text:span><text:span text:style-name="T4">ä</text:span><text:span text:style-name="T4">r</text:span><text:span text:style-name="T4">k</text:span><text:span text:style-name="T4">t</text:span><text:span text:style-name="T4">e </text:span><text:span text:style-name="T4">P</text:span><text:span text:style-name="T4">r</text:span><text:span text:style-name="T4">o</text:span><text:span text:style-name="T4">t</text:span><text:span text:style-name="T4">e</text:span><text:span text:style-name="T4">i</text:span><text:span text:style-name="T4">n</text:span><text:span text:style-name="T4">s</text:span><text:span text:style-name="T4">y</text:span><text:span text:style-name="T4">n</text:span><text:span text:style-name="T4">t</text:span><text:span text:style-name="T4">h</text:span><text:span text:style-name="T4">e</text:span><text:span text:style-name="T4">s</text:span><text:span text:style-name="T4">e</text:span></text:p>
            <text:p text:style-name="P9"><text:span text:style-name="T4">+</text:span><text:span text:style-name="T4"> </text:span><text:span text:style-name="T4">s</text:span><text:span text:style-name="T4">o</text:span><text:span text:style-name="T4">r</text:span><text:span text:style-name="T4">g</text:span><text:span text:style-name="T4">e</text:span><text:span text:style-name="T4">n </text:span><text:span text:style-name="T4">f</text:span><text:span text:style-name="T4">ü</text:span><text:span text:style-name="T4">r </text:span><text:span text:style-name="T4">e</text:span><text:span text:style-name="T4">i</text:span><text:span text:style-name="T4">n</text:span><text:span text:style-name="T4">e </text:span><text:span text:style-name="T4">p</text:span><text:span text:style-name="T4">o</text:span><text:span text:style-name="T4">s</text:span><text:span text:style-name="T4">i</text:span><text:span text:style-name="T4">t</text:span><text:span text:style-name="T4">i</text:span><text:span text:style-name="T4">v</text:span><text:span text:style-name="T4">e </text:span><text:span text:style-name="T4">S</text:span><text:span text:style-name="T4">t</text:span><text:span text:style-name="T4">i</text:span><text:span text:style-name="T4">c</text:span><text:span text:style-name="T4">k</text:span><text:span text:style-name="T4">s</text:span><text:span text:style-name="T4">t</text:span><text:span text:style-name="T4">o</text:span><text:span text:style-name="T4">f</text:span><text:span text:style-name="T4">f</text:span><text:span text:style-name="T4">b</text:span><text:span text:style-name="T4">i</text:span><text:span text:style-name="T4">l</text:span><text:span text:style-name="T4">a</text:span><text:span text:style-name="T4">n</text:span><text:span text:style-name="T4">z </text:span><text:span text:style-name="T4">u</text:span><text:span text:style-name="T4">n</text:span><text:span text:style-name="T4">d </text:span><text:span text:style-name="T4">d</text:span><text:span text:style-name="T4">a</text:span><text:span text:style-name="T4">m</text:span><text:span text:style-name="T4">i</text:span><text:span text:style-name="T4">t </text:span><text:span text:style-name="T4">f</text:span><text:span text:style-name="T4">ü</text:span><text:span text:style-name="T4">r </text:span><text:span text:style-name="T4">e</text:span><text:span text:style-name="T4">i</text:span><text:span text:style-name="T4">n</text:span><text:span text:style-name="T4">e</text:span><text:span text:style-name="T4"><text:line-break/></text:span><text:span text:style-name="T4">m</text:span><text:span text:style-name="T4">u</text:span><text:span text:style-name="T4">s</text:span><text:span text:style-name="T4">k</text:span><text:span text:style-name="T4">e</text:span><text:span text:style-name="T4">l</text:span><text:span text:style-name="T4">a</text:span><text:span text:style-name="T4">u</text:span><text:span text:style-name="T4">f</text:span><text:span text:style-name="T4">b</text:span><text:span text:style-name="T4">a</text:span><text:span text:style-name="T4">u</text:span><text:span text:style-name="T4">f</text:span><text:span text:style-name="T4">r</text:span><text:span text:style-name="T4">e</text:span><text:span text:style-name="T4">u</text:span><text:span text:style-name="T4">n</text:span><text:span text:style-name="T4">d</text:span><text:span text:style-name="T4">l</text:span><text:span text:style-name="T4">i</text:span><text:span text:style-name="T4">c</text:span><text:span text:style-name="T4">h</text:span><text:span text:style-name="T4">e </text:span><text:span text:style-name="T4">S</text:span><text:span text:style-name="T4">t</text:span><text:span text:style-name="T4">o</text:span><text:span text:style-name="T4">f</text:span><text:span text:style-name="T4">f</text:span><text:span text:style-name="T4">w</text:span><text:span text:style-name="T4">e</text:span><text:span text:style-name="T4">c</text:span><text:span text:style-name="T4">h</text:span><text:span text:style-name="T4">s</text:span><text:span text:style-name="T4">e</text:span><text:span text:style-name="T4">ll</text:span><text:span text:style-name="T4">a</text:span><text:span text:style-name="T4">g</text:span><text:span text:style-name="T4">e</text:span></text:p>
          </draw:text-box>
        </draw:frame>
        <draw:frame draw:style-name="gr15" draw:text-style-name="P10" draw:layer="layout" svg:width="12.065cm" svg:height="1.27cm" svg:x="6.98cm" svg:y="15.017cm">
          <draw:text-box>
            <text:p text:style-name="P9"><text:span text:style-name="T4">+ Entwässern den Körper</text:span></text:p>
            <text:p text:style-name="P9"><text:span text:style-name="T4"><text:s text:c="2"/></text:span><text:span text:style-name="T4">+ Schneller Gewichtsverlust</text:span></text:p>
            <text:p text:style-name="P9"><text:span text:style-name="T4">+ Wird auch genutzt, um andere Dopingmittel zu “vertuschen”</text:span></text:p>
          </draw:text-box>
        </draw:frame>
        <draw:frame draw:style-name="gr15" draw:text-style-name="P10" draw:layer="layout" svg:width="12.065cm" svg:height="1.27cm" svg:x="6.936cm" svg:y="16.473cm">
          <draw:text-box>
            <text:p text:style-name="P9"><text:span text:style-name="T4">+ Fördern die Synthese/den Bau von bestimmten Hormonen wie z.B. Steroiden</text:span></text:p>
            <text:p text:style-name="P9"><text:span text:style-name="T4">+ Diese können dann Leistungsfördernd eingesetzt werden</text:span></text:p>
            <text:p text:style-name="P9"><text:span text:style-name="T4"/></text:p>
          </draw:text-box>
        </draw:frame>
        <draw:frame draw:style-name="gr16" draw:text-style-name="P10" draw:layer="layout" svg:width="12.065cm" svg:height="1.37cm" svg:x="6.98cm" svg:y="17.875cm">
          <draw:text-box>
            <text:p text:style-name="P9"><text:span text:style-name="T4">+ künstlichen Erhöhung der </text:span><text:span text:style-name="T4">Hämoglobinkonzentration im Blut</text:span></text:p>
            <text:p text:style-name="P9"><text:span text:style-name="T4">+ verbessern die Sauerstoffaufnahme sowie </text:span><text:span text:style-name="T4">Sauerstofftransportkapazität des Blutes</text:span></text:p>
            <text:p text:style-name="P9"><text:span text:style-name="T4"><text:s text:c="2"/></text:span><text:span text:style-name="T4">+ Steigerung der Ausdauerleistung</text:span></text:p>
          </draw:text-box>
        </draw:frame>
        <draw:frame draw:style-name="gr17" draw:text-style-name="P8" draw:layer="layout" svg:width="16.193cm" svg:height="2.54cm" svg:x="2.217cm" svg:y="25.177cm">
          <draw:text-box>
            <text:p><text:span text:style-name="T5">Doping ist die künstliche Leistungssteigerung mithilfe von Substanzen oder Methoden. Diese kann die Leistung direkt stärken oder die Leistungszunahme fördern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OpenSymbol1" svg:font-family="OpenSymbol"/>
    <style:font-face style:name="Calibri" svg:font-family="Calibri" style:font-pitch="variable"/>
    <style:font-face style:name="FreeSans2" svg:font-family="FreeSans" style:font-pitch="variable"/>
    <style:font-face style:name="FreeSerif1" svg:font-family="FreeSerif" style:font-pitch="variable"/>
    <style:font-face style:name="OpenSymbol" svg:font-family="OpenSymbol" style:font-pitch="variable"/>
    <style:font-face style:name="FreeSans" svg:font-family="FreeSans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02T14:07:34.735487089</dc:date>
    <meta:editing-duration>PT11M39S</meta:editing-duration>
    <meta:editing-cycles>4</meta:editing-cycles>
    <meta:generator>LibreOffice/7.1.0.3$Linux_X86_64 LibreOffice_project/10$Build-3</meta:generator>
    <meta:document-statistic meta:object-count="49"/>
  </office:meta>
</office:document-meta>
</file>